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style:font-name="Abyssinica SIL" fo:font-size="11pt" officeooo:rsid="0000303e" officeooo:paragraph-rsid="0000303e" style:font-size-asian="11pt" style:font-size-complex="11pt"/>
    </style:style>
    <style:style style:name="P2" style:family="paragraph" style:parent-style-name="Text_20_body">
      <style:text-properties style:font-name="Abyssinica SIL" fo:font-size="11pt" style:font-size-asian="11pt" style:font-size-complex="11pt"/>
    </style:style>
    <style:style style:name="P3" style:family="paragraph" style:parent-style-name="Preformatted_20_Text">
      <style:text-properties style:font-name="Abyssinica SIL" fo:font-size="11pt" style:font-size-asian="11pt" style:font-size-complex="11pt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 fo:text-align="center" style:justify-single-word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Abyssinica SIL" fo:font-size="11pt" style:font-size-asian="11pt" style:font-size-complex="11pt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Abyssinica SIL" fo:font-size="11pt" style:font-size-asian="11pt" style:font-size-complex="11pt"/>
    </style:style>
    <style:style style:name="P8" style:family="paragraph" style:parent-style-name="Heading_20_2">
      <style:text-properties style:font-name="Abyssinica SIL" fo:font-size="11pt" style:font-size-asian="11pt" style:font-size-complex="11pt"/>
    </style:style>
    <style:style style:name="T1" style:family="text">
      <style:text-properties officeooo:rsid="0000303e"/>
    </style:style>
    <style:style style:name="T2" style:family="text">
      <style:text-properties style:font-name="Abyssinica SIL"/>
    </style:style>
    <style:style style:name="T3" style:family="text">
      <style:text-properties style:font-name="Abyssinica SIL" officeooo:rsid="0000303e"/>
    </style:style>
    <style:style style:name="T4" style:family="text">
      <style:text-properties style:font-name="Abyssinica SIL" fo:font-size="11pt" style:font-size-asian="11pt" style:font-size-complex="11pt"/>
    </style:style>
    <style:style style:name="T5" style:family="text">
      <style:text-properties style:font-name="Abyssinica SIL" fo:font-size="11pt" officeooo:rsid="0000303e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dioma Laravel</text:h>
      <text:p text:style-name="P2">Paquete en español para Laravel . <text:span text:style-name="T1">A</text:span>grega a tu proyecto los ficheros de traducciones en español que Laravel trae por defecto.</text:p>
      <text:p text:style-name="P2">Archivos por defecto incluidos en Laravel:</text:p>
      <text:p text:style-name="Preformatted_20_Text"><text:span text:style-name="Source_20_Text"><text:span text:style-name="T4">es.json</text:span></text:span></text:p>
      <text:p text:style-name="Preformatted_20_Text"><text:span text:style-name="Source_20_Text"><text:span text:style-name="T4">es/auth.php</text:span></text:span></text:p>
      <text:p text:style-name="Preformatted_20_Text"><text:span text:style-name="Source_20_Text"><text:span text:style-name="T4">es/passwords.php</text:span></text:span></text:p>
      <text:p text:style-name="Preformatted_20_Text"><text:span text:style-name="Source_20_Text"><text:span text:style-name="T4">es/pagination.php</text:span></text:span></text:p>
      <text:p text:style-name="P4"><text:span text:style-name="Source_20_Text"><text:span text:style-name="T4">es/validation.php</text:span></text:span></text:p>
      <text:h text:style-name="P8" text:outline-level="2"><text:bookmark text:name="user-content-instalar"/><text:bookmark text:name="user-content-instalación"/>Instalación</text:h>
      <text:p text:style-name="P2"><text:span text:style-name="T1">Se p</text:span>uede instalar <text:span text:style-name="T1">el</text:span> paquete mediante composer:</text:p>
      <text:p text:style-name="P7">composer require laraveles/spanish</text:p>
      <text:p text:style-name="Text_20_body"><text:span text:style-name="T4"><text:tab/>En versiones anteriores a la 5.5 </text:span><text:span text:style-name="T5">se </text:span><text:span text:style-name="T4">debe agregar el proveedor de servicios en tu fichero </text:span><text:span text:style-name="Source_20_Text"><text:span text:style-name="T4">config/app.php</text:span></text:span><text:span text:style-name="T4"> (no es necesario en Laravel 5.5+ gracias al </text:span><text:a xlink:type="simple" xlink:href="https://medium.com/@taylorotwell/package-auto-discovery-in-laravel-5-5-ea9e3ab20518" text:style-name="Internet_20_link" text:visited-style-name="Visited_20_Internet_20_Link"><text:span text:style-name="T4">sistema de autodiscovery</text:span></text:a><text:span text:style-name="T4">):</text:span></text:p>
      <text:p text:style-name="P3"><text:tab/><text:tab/><text:tab/><text:tab/>'providers' =&gt; [</text:p>
      <text:p text:style-name="P3"><text:s text:c="4"/><text:tab/><text:tab/><text:tab/><text:tab/><text:tab/>// ...</text:p>
      <text:p text:style-name="P3"><text:s text:c="4"/><text:tab/><text:tab/><text:tab/><text:tab/><text:tab/>Laraveles\Spanish\SpanishServiceProvider::class,</text:p>
      <text:p text:style-name="P6"><text:tab/><text:tab/><text:tab/><text:tab/>];</text:p>
      <text:p text:style-name="P2"><text:tab/>Ahora simplemente <text:span text:style-name="T1">se necesita</text:span> actualizar las traducciones <text:span text:style-name="T1">mediante</text:span> el siguiente comando:</text:p>
      <text:p text:style-name="P7">php artisan vendor:publish --tag=lang</text:p>
      <text:p text:style-name="P2"><text:tab/>O también <text:span text:style-name="T1">se puede ejecutar</text:span>:</text:p>
      <text:p text:style-name="P7">php artisan laraveles:install-lang</text:p>
      <text:p text:style-name="P2"><text:span text:style-name="T1"><text:tab/>De esa manera se tendrá</text:span> disponible <text:span text:style-name="T1">las</text:span> traducciones en español, y solo <text:span text:style-name="T1">se necesita</text:span> configurar Laravel.</text:p>
      <text:p text:style-name="Text_20_body"><text:span text:style-name="T4"><text:tab/>Esto </text:span><text:span text:style-name="T5">se logra</text:span><text:span text:style-name="T4"> modificando el parámetro </text:span><text:span text:style-name="Source_20_Text"><text:span text:style-name="T4">locale</text:span></text:span><text:span text:style-name="T4"> de la configuración de Laravel en </text:span><text:span text:style-name="Source_20_Text"><text:span text:style-name="T4">config/app.php</text:span></text:span><text:span text:style-name="T4">:</text:span></text:p>
      <text:p text:style-name="Preformatted_20_Text"><text:span text:style-name="Source_20_Text"><text:span text:style-name="T4"><text:tab/>// Ej: español</text:span></text:span></text:p>
      <text:p text:style-name="Preformatted_20_Text"><text:span text:style-name="Source_20_Text"><text:span text:style-name="T4"><text:tab/>'locale' <text:s text:c="9"/>=&gt; 'es',</text:span></text:span></text:p>
      <text:p text:style-name="Preformatted_20_Text"><text:span text:style-name="Source_20_Text"><text:span text:style-name="T4"><text:tab/>// Ej: inglés</text:span></text:span></text:p>
      <text:p text:style-name="P4"><text:span text:style-name="Source_20_Text"><text:span text:style-name="T4"><text:tab/>'locale' <text:s text:c="9"/>=&gt; 'en',</text:span></text:span></text:p>
      <text:p text:style-name="P2"><text:tab/>Se puede ser mas concreto e indicar las variaciones de un lenguaje:</text:p>
      <text:p text:style-name="Preformatted_20_Text"><text:span text:style-name="Source_20_Text"><text:span text:style-name="T4"><text:tab/>// Inglés americano</text:span></text:span></text:p>
      <text:p text:style-name="Preformatted_20_Text"><text:span text:style-name="Source_20_Text"><text:span text:style-name="T4"><text:tab/>'locale' =&gt; 'en_US'</text:span></text:span></text:p>
      <text:p text:style-name="Preformatted_20_Text"><text:span text:style-name="Source_20_Text"><text:span text:style-name="T4"><text:tab/>// Portugués de Portugal</text:span></text:span></text:p>
      <text:p text:style-name="P4"><text:span text:style-name="Source_20_Text"><text:span text:style-name="T4"><text:tab/>'locale' =&gt; 'pt_PT'</text:span></text:span></text:p>
      <text:p text:style-name="P2"><text:soft-page-break/><text:tab/>Pero <text:span text:style-name="T1">para </text:span>este caso <text:span text:style-name="T1">importa</text:span> español internacional.</text:p>
      <text:p text:style-name="Text_20_body"><text:span text:style-name="T4"><text:tab/>También se puede cambiar el idioma en tiempo de ejecución utilizando el método </text:span><text:span text:style-name="Source_20_Text"><text:span text:style-name="T4">setLocale</text:span></text:span><text:span text:style-name="T4"> de </text:span><text:span text:style-name="Source_20_Text"><text:span text:style-name="T4">App</text:span></text:span><text:span text:style-name="T4">. Este cambio no es permanente, en la siguiente ejecución se utilizará el valor de configuración por defecto:</text:span></text:p>
      <text:p text:style-name="P5"><text:span text:style-name="Source_20_Text"><text:span text:style-name="T4">App::setLocale('es'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0:44:28.986579917</meta:creation-date>
    <dc:date>2019-01-22T10:50:17.830146010</dc:date>
    <meta:editing-duration>PT5M49S</meta:editing-duration>
    <meta:editing-cycles>1</meta:editing-cycles>
    <meta:document-statistic meta:table-count="0" meta:image-count="0" meta:object-count="0" meta:page-count="2" meta:paragraph-count="34" meta:word-count="212" meta:character-count="1514" meta:non-whitespace-character-count="1277"/>
    <meta:generator>LibreOffice/5.1.6.2$Linux_X86_64 LibreOffice_project/10m0$Build-2</meta:generator>
  </office:meta>
</office:document-meta>
</file>